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1.0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reur déclenché lorsque le serveur de BDD n'est pas disponi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reur déclenché lorsque le NDC ou MDP de l'user en BDD est fau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reur déclenché lorsque l'on ne ferme pas la base de donné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reur déclenché lorsque l'ajout d'un utilisateur ne marche p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reur déclenché lorsque l'on ne peux pas se connecter à la BDD pour une raison inconn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reur déclenché lorsque l'on ne peux pas supprimer l'utilisateur correctem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reur déclenché lorsque l'on veux supprimer un utilisateur lors de la visualition alors que l'user n'a rien rechercher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rreur déclenche lorsque l'on veux modifier un utilisateur a partir du formulaire de visualisation alors que l'on a cherché aucun us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rreur déclenché lorsque l'on veux supprimer une société lors de la visualition alors que l'user n'a rien rechercher 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11/05/2014</text:date>, <text:time>22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2M21S</meta:editing-duration>
    <meta:editing-cycles>13</meta:editing-cycles>
    <meta:generator>OpenOffice/4.0.1$Win32 OpenOffice.org_project/401m5$Build-9714</meta:generator>
    <dc:date>2014-05-11T22:38:06.35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